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Grande" svg:font-family="'Lucida Grande', 'Trebuchet MS', Verdana, Helvetica, Arial, sans-serif"/>
    <style:font-face style:name="Lucida Grande1" svg:font-family="'Lucida Grande', Verdana, Helvetica, Arial, sans-serif"/>
    <style:font-face style:name="Mangal1" svg:font-family="Mangal"/>
    <style:font-face style:name="Trebuchet MS" svg:font-family="'Trebuchet MS', Verdana, Helvetica, Arial, sans-serif"/>
    <style:font-face style:name="Verdana" svg:font-family="Verdana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fo:text-indent="0in" style:auto-text-indent="false" fo:padding="0in" fo:border="none"/>
    </style:style>
    <style:style style:name="P2" style:family="paragraph" style:parent-style-name="Text_20_body">
      <style:paragraph-properties fo:margin-left="0in" fo:margin-right="0in" fo:margin-top="0in" fo:margin-bottom="0in" fo:text-indent="0in" style:auto-text-indent="false" fo:padding="0in" fo:border="none"/>
      <style:text-properties fo:color="#333333" style:font-name="Lucida Grande"/>
    </style:style>
    <style:style style:name="P3" style:family="paragraph" style:parent-style-name="Text_20_body">
      <style:paragraph-properties fo:margin-left="0in" fo:margin-right="0in" fo:margin-top="0in" fo:margin-bottom="0in" style:line-height-at-least="0.1354in" fo:text-indent="0in" style:auto-text-indent="false" fo:padding="0in" fo:border="none"/>
    </style:style>
    <style:style style:name="P4" style:family="paragraph" style:parent-style-name="Text_20_body">
      <style:paragraph-properties fo:margin-left="0in" fo:margin-right="0in" fo:margin-top="0in" fo:margin-bottom="0in" style:line-height-at-least="0.1563in" fo:text-indent="0in" style:auto-text-indent="false" fo:padding-left="0in" fo:padding-right="0in" fo:padding-top="0.0193in" fo:padding-bottom="0in" fo:border-left="none" fo:border-right="none" fo:border-top="0.0008in solid #cccccc" fo:border-bottom="none"/>
    </style:style>
    <style:style style:name="P5" style:family="paragraph" style:parent-style-name="Text_20_body">
      <style:paragraph-properties fo:margin-left="0in" fo:margin-right="0in" fo:text-indent="0in" style:auto-text-indent="false"/>
    </style:style>
    <style:style style:name="P6" style:family="paragraph" style:parent-style-name="List_20_Contents">
      <style:paragraph-properties fo:margin-left="0.4772in" fo:margin-right="0in" fo:margin-top="0in" fo:margin-bottom="0in" fo:text-indent="0in" style:auto-text-indent="false" fo:padding="0in" fo:border="none"/>
    </style:style>
    <style:style style:name="P7" style:family="paragraph" style:parent-style-name="List_20_Contents">
      <style:paragraph-properties fo:margin-left="0.4772in" fo:margin-right="0in" fo:margin-top="0in" fo:margin-bottom="0in" fo:text-indent="0in" style:auto-text-indent="false" fo:padding="0in" fo:border="none"/>
      <style:text-properties fo:color="#666666"/>
    </style:style>
    <style:style style:name="P8" style:family="paragraph" style:parent-style-name="List_20_Contents">
      <style:paragraph-properties fo:margin-left="0.4772in" fo:margin-right="0in" fo:margin-top="0in" fo:margin-bottom="0.1965in" fo:text-indent="0in" style:auto-text-indent="false" fo:padding="0in" fo:border="none"/>
    </style:style>
    <style:style style:name="P9" style:family="paragraph" style:parent-style-name="Heading_20_3">
      <style:paragraph-properties fo:margin-left="0in" fo:margin-right="0in" fo:margin-top="0in" fo:margin-bottom="0in" style:line-height-at-least="0.1874in" fo:text-indent="0in" style:auto-text-indent="false" fo:padding="0in" fo:border="none"/>
    </style:style>
    <style:style style:name="P10" style:family="paragraph" style:parent-style-name="List_20_Heading">
      <style:paragraph-properties fo:margin-left="0.0835in" fo:margin-right="0in" fo:margin-top="0in" fo:margin-bottom="0in" fo:text-indent="0in" style:auto-text-indent="false" fo:padding="0in" fo:border="none"/>
    </style:style>
    <style:style style:name="T1" style:family="text">
      <style:text-properties fo:color="#333333" style:font-name="Lucida Grande1"/>
    </style:style>
    <style:style style:name="T2" style:family="text">
      <style:text-properties fo:color="#333333" style:font-name="Verdana"/>
    </style:style>
    <style:style style:name="T3" style:family="text">
      <style:text-properties fo:color="#00aa00" style:text-line-through-style="none" style:font-name="Lucida Grande1" style:text-underline-style="none" fo:font-weight="bold" style:text-blinking="false"/>
    </style:style>
    <style:style style:name="T4" style:family="text">
      <style:text-properties fo:color="#00aa00" style:text-line-through-style="none" style:font-name="Verdana" style:text-underline-style="none" fo:font-weight="bold" style:text-blinking="false"/>
    </style:style>
    <style:style style:name="T5" style:family="text">
      <style:text-properties fo:color="#00aa00" style:text-line-through-style="none" style:text-underline-style="none" fo:font-weight="bold" style:text-blinking="false"/>
    </style:style>
    <style:style style:name="T6" style:family="text">
      <style:text-properties fo:color="#666666"/>
    </style:style>
    <style:style style:name="T7" style:family="text">
      <style:text-properties fo:color="#105289" style:text-line-through-style="none" style:text-underline-style="none" fo:font-weight="bold" style:text-blinking="false"/>
    </style:style>
    <style:style style:name="T8" style:family="text">
      <style:text-properties fo:color="#105289" style:text-line-through-style="none" style:text-underline-style="none" style:text-blinking="false"/>
    </style:style>
    <style:style style:name="T9" style:family="text">
      <style:text-properties fo:color="#105289" style:text-line-through-style="none" fo:letter-spacing="10.4165in" style:text-underline-style="none" style:text-blinking="false"/>
    </style:style>
    <style:style style:name="T10" style:family="text">
      <style:text-properties fo:color="#105289" style:text-line-through-style="none" style:font-name="Trebuchet MS" style:text-underline-style="none" fo:font-weight="bold" style:text-blinking="false"/>
    </style:style>
    <style:style style:name="T11" style:family="text">
      <style:text-properties fo:color="#105289" style:text-line-through-style="none" style:font-name="Verdana" style:text-underline-style="none" style:text-blinking="false"/>
    </style:style>
    <style:style style:name="T12" style:family="text">
      <style:text-properties fo:color="#000000" fo:font-weight="normal"/>
    </style:style>
    <style:style style:name="fr1" style:family="graphic" style:parent-style-name="Frame">
      <style:graphic-properties fo:margin-left="0in" fo:margin-right="0in" fo:margin-top="0in" fo:margin-bottom="0in" style:wrap="right" style:number-wrapped-paragraphs="no-limit" style:vertical-pos="top" style:vertical-rel="paragraph-content" style:horizontal-pos="left" style:horizontal-rel="paragraph" fo:padding="0in" fo:border="none"/>
    </style:style>
    <style:style style:name="fr2" style:family="graphic" style:parent-style-name="Frame">
      <style:graphic-properties fo:margin-left="0in" fo:margin-right="0in" fo:margin-top="0.052in" fo:margin-bottom="0.1043in" style:wrap="left" style:number-wrapped-paragraphs="no-limit" style:vertical-pos="top" style:vertical-rel="paragraph-content" style:horizontal-pos="right" style:horizontal-rel="paragraph" fo:padding-left="0.0193in" fo:padding-right="0in" fo:padding-top="0in" fo:padding-bottom="0in" fo:border-left="0.0008in solid #ffffff" fo:border-right="none" fo:border-top="none" fo:border-bottom="none"/>
    </style:style>
    <style:style style:name="fr3" style:family="graphic" style:parent-style-name="Frame">
      <style:graphic-properties fo:margin-left="0in" fo:margin-right="0in" fo:margin-top="0in" fo:margin-bottom="0in" style:wrap="left" style:number-wrapped-paragraphs="no-limit" style:vertical-pos="top" style:vertical-rel="paragraph-content" style:horizontal-pos="right" style:horizontal-rel="paragraph" fo:background-color="transparent" style:background-transparency="100%" fo:padding="0in" fo:border="none">
        <style:background-image style:position="top left" style:repeat="no-repeat" draw:opacity="100%"/>
      </style:graphic-properties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style:style style:name="Sect2" style:family="section">
      <style:section-properties fo:background-color="#ecf3f7" fo:margin-left="0in" fo:margin-right="0in" style:editable="false">
        <style:columns fo:column-count="1" fo:column-gap="0in"/>
        <style:background-image/>
      </style:section-properties>
    </style:style>
    <style:style style:name="Sect3" style:family="section">
      <style:section-properties fo:background-color="#e1ebf2" fo:margin-left="0in" fo:margin-right="0in" style:editable="false">
        <style:columns fo:column-count="1" fo:column-gap="0in"/>
        <style:background-image/>
      </style:section-properties>
    </style: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office:target-frame="" xlink:href="https://forum.openoffice.org/en/forum/viewtopic.php?f=15&amp;t=84624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3" draw:name="Frame2" text:anchor-type="paragraph" svg:width="0.1146in" draw:z-index="34"><draw:text-box fo:min-height="0.1146in"><text:p text:style-name="Text_20_body"><text:a xlink:type="simple" xlink:href="https://forum.openoffice.org/en/forum/viewtopic.php?f=15&amp;t=84624#wrap" text:style-name="Internet_20_link" text:visited-style-name="Visited_20_Internet_20_Link"><text:span text:style-name="T9">Top</text:span></text:a></text:p></draw:text-box></draw:frame><draw:frame draw:style-name="fr2" draw:name="profile393742" text:anchor-type="paragraph" svg:width="2.7398in" draw:z-index="33"><draw:text-box fo:min-height="0.0161in"><text:p text:style-name="P10"><text:a xlink:type="simple" xlink:href="https://forum.openoffice.org/en/forum/memberlist.php?mode=viewprofile&amp;u=87295" text:style-name="Internet_20_link" text:visited-style-name="Visited_20_Internet_20_Link"><text:span text:style-name="T7">Lynn420</text:span></text:a></text:p><text:p text:style-name="P7"> </text:p><text:p text:style-name="P6"><text:span text:style-name="Strong_20_Emphasis"><text:span text:style-name="T12">Posts:</text:span></text:span><text:span text:style-name="T6"> 5</text:span></text:p><text:p text:style-name="P8"><text:span text:style-name="Strong_20_Emphasis"><text:span text:style-name="T12">Joined:</text:span></text:span><text:span text:style-name="T6"> Sun Aug 14, 2016 9:04 pm</text:span></text:p></draw:text-box></draw:frame><draw:frame draw:style-name="fr1" draw:name="Frame1" text:anchor-type="paragraph" svg:width="9.4689in" draw:z-index="32"><draw:text-box fo:min-height="0.0161in"><text:p text:style-name="P2">Hi all<text:line-break/><text:line-break/>My 1st post to the forum and would like some Information please. I have been using OpenOffice 4.0.1 on windows xp and now have a new computer with windows 10, is openoffice compatible with windows 10? and would I Just download the new version.? Many thanks</text:p><text:p text:style-name="P3"><text:span text:style-name="T1">Last edited by </text:span><text:a xlink:type="simple" xlink:href="https://forum.openoffice.org/en/forum/memberlist.php?mode=viewprofile&amp;u=418" text:style-name="Internet_20_link" text:visited-style-name="Visited_20_Internet_20_Link"><text:span text:style-name="T3">floris v</text:span></text:a><text:span text:style-name="T1"> on Mon Aug 15, 2016 10:42 pm, edited 1 time in total. <text:line-break/></text:span><text:span text:style-name="Strong_20_Emphasis"><text:span text:style-name="T1">Reason:</text:span></text:span><text:span text:style-name="T1"> </text:span><text:span text:style-name="Emphasis"><text:span text:style-name="T1">Tagged as Solved based on last post by OP, floris v, moderator</text:span></text:span></text:p><text:section text:style-name="Sect1" text:name="sig393742"><text:p text:style-name="P4">OpenOffice 4.0.1 on windows xp</text:p></text:section></draw:text-box></draw:frame></text:p>
      <text:section text:style-name="Sect2" text:name="p393744">
        <text:p text:style-name="P5"><draw:frame draw:style-name="fr1" draw:name="Frame3" text:anchor-type="paragraph" svg:width="9.4689in" draw:z-index="0"><draw:text-box fo:min-height="0.0161in"><text:h text:style-name="P9" text:outline-level="3"><text:a xlink:type="simple" xlink:href="https://forum.openoffice.org/en/forum/viewtopic.php?f=15&amp;t=84624#p393744" text:style-name="Internet_20_link" text:visited-style-name="Visited_20_Internet_20_Link"><text:span text:style-name="T10">Re: New computer with windows 10</text:span></text:a></text:h><text:p text:style-name="P1"><text:span text:style-name="T8"><draw:a xlink:type="simple" xlink:href="https://forum.openoffice.org/en/forum/viewtopic.php?p=393744#p393744"><draw:frame draw:style-name="fr4" draw:name="graphics1" text:anchor-type="as-char" svg:width="0.1425in" svg:height="0.1217in" draw:z-index="1"><draw:image xlink:href="https://forum.openoffice.org/en/forum/styles/prosilver/imageset/icon_post_target.gif" xlink:type="simple" xlink:show="embed" xlink:actuate="onLoad"/><svg:title>Post</svg:title></draw:frame></draw:a></text:span><text:span text:style-name="T2">by </text:span><text:a xlink:type="simple" xlink:href="https://forum.openoffice.org/en/forum/memberlist.php?mode=viewprofile&amp;u=16605" text:style-name="Internet_20_link" text:visited-style-name="Visited_20_Internet_20_Link"><text:span text:style-name="Strong_20_Emphasis"><text:span text:style-name="T4">RoryOF</text:span></text:span></text:a><text:span text:style-name="T2"> » Sun Aug 14, 2016 9:17 pm</text:span></text:p><text:p text:style-name="P2">Yes and yes.</text:p><text:section text:style-name="Sect1" text:name="sig393744"><text:p text:style-name="P4">Apache OpenOffice 4.1.2 on Xubuntu 16.04 (mostly 64 bit version) and infrequently on Win2K/XP</text:p></text:section></draw:text-box></draw:frame><draw:frame draw:style-name="fr2" draw:name="profile393744" text:anchor-type="paragraph" svg:width="2.7398in" draw:z-index="2"><draw:text-box fo:min-height="0.0161in"><text:p text:style-name="P10"><text:span text:style-name="T8"><draw:a xlink:type="simple" xlink:href="https://forum.openoffice.org/en/forum/memberlist.php?mode=viewprofile&amp;u=16605"><draw:frame draw:style-name="fr4" draw:name="graphics2" text:anchor-type="as-char" svg:width="0.9134in" svg:height="1.0693in" draw:z-index="3"><draw:image xlink:href="https://forum.openoffice.org/en/forum/download/file.php?avatar=16605_1475000893.png" xlink:type="simple" xlink:show="embed" xlink:actuate="onLoad"/><svg:title>User avatar</svg:title></draw:frame></draw:a></text:span><text:span text:style-name="T6"><text:line-break/></text:span><text:a xlink:type="simple" xlink:href="https://forum.openoffice.org/en/forum/memberlist.php?mode=viewprofile&amp;u=16605" text:style-name="Internet_20_link" text:visited-style-name="Visited_20_Internet_20_Link"><text:span text:style-name="T5">RoryOF</text:span></text:a></text:p><text:p text:style-name="P7">Moderator</text:p><text:p text:style-name="P7"> </text:p><text:p text:style-name="P6"><text:span text:style-name="Strong_20_Emphasis"><text:span text:style-name="T12">Posts:</text:span></text:span><text:span text:style-name="T6"> 22266</text:span></text:p><text:p text:style-name="P6"><text:span text:style-name="Strong_20_Emphasis"><text:span text:style-name="T12">Joined:</text:span></text:span><text:span text:style-name="T6"> Sat Jan 31, 2009 9:30 pm</text:span></text:p><text:p text:style-name="P8"><text:span text:style-name="Strong_20_Emphasis"><text:span text:style-name="T12">Location:</text:span></text:span><text:span text:style-name="T6"> Ireland</text:span></text:p></draw:text-box></draw:frame><draw:frame draw:style-name="fr3" draw:name="Frame4" text:anchor-type="paragraph" svg:width="0.1146in" draw:z-index="4"><draw:text-box fo:min-height="0.1146in"><text:p text:style-name="Text_20_body"><text:a xlink:type="simple" xlink:href="https://forum.openoffice.org/en/forum/viewtopic.php?f=15&amp;t=84624#wrap" text:style-name="Internet_20_link" text:visited-style-name="Visited_20_Internet_20_Link"><text:span text:style-name="T9">Top</text:span></text:a></text:p></draw:text-box></draw:frame></text:p>
      </text:section>
      <text:section text:style-name="Sect3" text:name="p393755">
        <text:p text:style-name="P5"><draw:frame draw:style-name="fr1" draw:name="Frame5" text:anchor-type="paragraph" svg:width="9.4689in" draw:z-index="5"><draw:text-box fo:min-height="0.0161in"><text:h text:style-name="P9" text:outline-level="3"><text:a xlink:type="simple" xlink:href="https://forum.openoffice.org/en/forum/viewtopic.php?f=15&amp;t=84624#p393755" text:style-name="Internet_20_link" text:visited-style-name="Visited_20_Internet_20_Link"><text:span text:style-name="T10">Re: New computer with windows 10</text:span></text:a></text:h><text:p text:style-name="P1"><text:span text:style-name="T8"><draw:a xlink:type="simple" xlink:href="https://forum.openoffice.org/en/forum/viewtopic.php?p=393755#p393755"><draw:frame draw:style-name="fr4" draw:name="graphics3" text:anchor-type="as-char" svg:width="0.1425in" svg:height="0.1217in" draw:z-index="6"><draw:image xlink:href="https://forum.openoffice.org/en/forum/styles/prosilver/imageset/icon_post_target.gif" xlink:type="simple" xlink:show="embed" xlink:actuate="onLoad"/><svg:title>Post</svg:title></draw:frame></draw:a></text:span><text:span text:style-name="T2">by </text:span><text:a xlink:type="simple" xlink:href="https://forum.openoffice.org/en/forum/memberlist.php?mode=viewprofile&amp;u=87295" text:style-name="Internet_20_link" text:visited-style-name="Visited_20_Internet_20_Link"><text:span text:style-name="Strong_20_Emphasis"><text:span text:style-name="T11">Lynn420</text:span></text:span></text:a><text:span text:style-name="T2"> » Sun Aug 14, 2016 10:09 pm</text:span></text:p><text:p text:style-name="P2">Many thanks RoryOF <draw:frame draw:style-name="fr4" draw:name="graphics4" text:anchor-type="as-char" svg:width="0.1563in" svg:height="0.1563in" draw:z-index="7"><draw:image xlink:href="https://forum.openoffice.org/en/forum/images/smilies/icon_biggrin.gif" xlink:type="simple" xlink:show="embed" xlink:actuate="onLoad"/><svg:title>:D</svg:title></draw:frame></text:p><text:section text:style-name="Sect1" text:name="sig393755"><text:p text:style-name="P4">OpenOffice 4.0.1 on windows xp</text:p></text:section></draw:text-box></draw:frame><draw:frame draw:style-name="fr2" draw:name="profile393755" text:anchor-type="paragraph" svg:width="2.7398in" draw:z-index="8"><draw:text-box fo:min-height="0.0161in"><text:p text:style-name="P10"><text:a xlink:type="simple" xlink:href="https://forum.openoffice.org/en/forum/memberlist.php?mode=viewprofile&amp;u=87295" text:style-name="Internet_20_link" text:visited-style-name="Visited_20_Internet_20_Link"><text:span text:style-name="T7">Lynn420</text:span></text:a></text:p><text:p text:style-name="P7"> </text:p><text:p text:style-name="P6"><text:span text:style-name="Strong_20_Emphasis"><text:span text:style-name="T12">Posts:</text:span></text:span><text:span text:style-name="T6"> 5</text:span></text:p><text:p text:style-name="P8"><text:span text:style-name="Strong_20_Emphasis"><text:span text:style-name="T12">Joined:</text:span></text:span><text:span text:style-name="T6"> Sun Aug 14, 2016 9:04 pm</text:span></text:p></draw:text-box></draw:frame><draw:frame draw:style-name="fr3" draw:name="Frame6" text:anchor-type="paragraph" svg:width="0.1146in" draw:z-index="9"><draw:text-box fo:min-height="0.1146in"><text:p text:style-name="Text_20_body"><text:a xlink:type="simple" xlink:href="https://forum.openoffice.org/en/forum/viewtopic.php?f=15&amp;t=84624#wrap" text:style-name="Internet_20_link" text:visited-style-name="Visited_20_Internet_20_Link"><text:span text:style-name="T9">Top</text:span></text:a></text:p></draw:text-box></draw:frame></text:p>
      </text:section>
      <text:section text:style-name="Sect2" text:name="p393757">
        <text:p text:style-name="P5"><draw:frame draw:style-name="fr1" draw:name="Frame7" text:anchor-type="paragraph" svg:width="9.4689in" draw:z-index="10"><draw:text-box fo:min-height="0.0161in"><text:h text:style-name="P9" text:outline-level="3"><text:a xlink:type="simple" xlink:href="https://forum.openoffice.org/en/forum/viewtopic.php?f=15&amp;t=84624#p393757" text:style-name="Internet_20_link" text:visited-style-name="Visited_20_Internet_20_Link"><text:span text:style-name="T10">Re: New computer with windows 10</text:span></text:a></text:h><text:p text:style-name="P1"><text:span text:style-name="T8"><draw:a xlink:type="simple" xlink:href="https://forum.openoffice.org/en/forum/viewtopic.php?p=393757#p393757"><draw:frame draw:style-name="fr4" draw:name="graphics5" text:anchor-type="as-char" svg:width="0.1425in" svg:height="0.1217in" draw:z-index="11"><draw:image xlink:href="https://forum.openoffice.org/en/forum/styles/prosilver/imageset/icon_post_target.gif" xlink:type="simple" xlink:show="embed" xlink:actuate="onLoad"/><svg:title>Post</svg:title></draw:frame></draw:a></text:span><text:span text:style-name="T2">by </text:span><text:a xlink:type="simple" xlink:href="https://forum.openoffice.org/en/forum/memberlist.php?mode=viewprofile&amp;u=87295" text:style-name="Internet_20_link" text:visited-style-name="Visited_20_Internet_20_Link"><text:span text:style-name="Strong_20_Emphasis"><text:span text:style-name="T11">Lynn420</text:span></text:span></text:a><text:span text:style-name="T2"> » Sun Aug 14, 2016 10:32 pm</text:span></text:p><text:p text:style-name="P2">me again. looking to download openoffice and stuck on the 1st question it says to select your favourite operating system and windows 10 is not listed but windows EXE is there so I select this one?</text:p><text:section text:style-name="Sect1" text:name="sig393757"><text:p text:style-name="P4">OpenOffice 4.0.1 on windows xp</text:p></text:section></draw:text-box></draw:frame><draw:frame draw:style-name="fr2" draw:name="profile393757" text:anchor-type="paragraph" svg:width="2.7398in" draw:z-index="12"><draw:text-box fo:min-height="0.0161in"><text:p text:style-name="P10"><text:a xlink:type="simple" xlink:href="https://forum.openoffice.org/en/forum/memberlist.php?mode=viewprofile&amp;u=87295" text:style-name="Internet_20_link" text:visited-style-name="Visited_20_Internet_20_Link"><text:span text:style-name="T7">Lynn420</text:span></text:a></text:p><text:p text:style-name="P7"> </text:p><text:p text:style-name="P6"><text:span text:style-name="Strong_20_Emphasis"><text:span text:style-name="T12">Posts:</text:span></text:span><text:span text:style-name="T6"> 5</text:span></text:p><text:p text:style-name="P8"><text:span text:style-name="Strong_20_Emphasis"><text:span text:style-name="T12">Joined:</text:span></text:span><text:span text:style-name="T6"> Sun Aug 14, 2016 9:04 pm</text:span></text:p></draw:text-box></draw:frame><draw:frame draw:style-name="fr3" draw:name="Frame8" text:anchor-type="paragraph" svg:width="0.1146in" draw:z-index="13"><draw:text-box fo:min-height="0.1146in"><text:p text:style-name="Text_20_body"><text:a xlink:type="simple" xlink:href="https://forum.openoffice.org/en/forum/viewtopic.php?f=15&amp;t=84624#wrap" text:style-name="Internet_20_link" text:visited-style-name="Visited_20_Internet_20_Link"><text:span text:style-name="T9">Top</text:span></text:a></text:p></draw:text-box></draw:frame></text:p>
      </text:section>
      <text:section text:style-name="Sect3" text:name="p393758">
        <text:p text:style-name="P5"><draw:frame draw:style-name="fr1" draw:name="Frame9" text:anchor-type="paragraph" svg:width="9.4689in" draw:z-index="14"><draw:text-box fo:min-height="0.0161in"><text:h text:style-name="P9" text:outline-level="3"><text:a xlink:type="simple" xlink:href="https://forum.openoffice.org/en/forum/viewtopic.php?f=15&amp;t=84624#p393758" text:style-name="Internet_20_link" text:visited-style-name="Visited_20_Internet_20_Link"><text:span text:style-name="T10">Re: New computer with windows 10</text:span></text:a></text:h><text:p text:style-name="P1"><text:span text:style-name="T8"><draw:a xlink:type="simple" xlink:href="https://forum.openoffice.org/en/forum/viewtopic.php?p=393758#p393758"><draw:frame draw:style-name="fr4" draw:name="graphics6" text:anchor-type="as-char" svg:width="0.1425in" svg:height="0.1217in" draw:z-index="15"><draw:image xlink:href="https://forum.openoffice.org/en/forum/styles/prosilver/imageset/icon_post_target.gif" xlink:type="simple" xlink:show="embed" xlink:actuate="onLoad"/><svg:title>Post</svg:title></draw:frame></draw:a></text:span><text:span text:style-name="T2">by </text:span><text:a xlink:type="simple" xlink:href="https://forum.openoffice.org/en/forum/memberlist.php?mode=viewprofile&amp;u=16605" text:style-name="Internet_20_link" text:visited-style-name="Visited_20_Internet_20_Link"><text:span text:style-name="Strong_20_Emphasis"><text:span text:style-name="T4">RoryOF</text:span></text:span></text:a><text:span text:style-name="T2"> » Sun Aug 14, 2016 10:34 pm</text:span></text:p><text:p text:style-name="P2">Windows.exe is the file to select.</text:p><text:section text:style-name="Sect1" text:name="sig393758"><text:p text:style-name="P4">Apache OpenOffice 4.1.2 on Xubuntu 16.04 (mostly 64 bit version) and infrequently on Win2K/XP</text:p></text:section></draw:text-box></draw:frame><draw:frame draw:style-name="fr2" draw:name="profile393758" text:anchor-type="paragraph" svg:width="2.7398in" draw:z-index="16"><draw:text-box fo:min-height="0.0161in"><text:p text:style-name="P10"><text:span text:style-name="T8"><draw:a xlink:type="simple" xlink:href="https://forum.openoffice.org/en/forum/memberlist.php?mode=viewprofile&amp;u=16605"><draw:frame draw:style-name="fr4" draw:name="graphics7" text:anchor-type="as-char" svg:width="0.9134in" svg:height="1.0693in" draw:z-index="17"><draw:image xlink:href="https://forum.openoffice.org/en/forum/download/file.php?avatar=16605_1475000893.png" xlink:type="simple" xlink:show="embed" xlink:actuate="onLoad"/><svg:title>User avatar</svg:title></draw:frame></draw:a></text:span><text:span text:style-name="T6"><text:line-break/></text:span><text:a xlink:type="simple" xlink:href="https://forum.openoffice.org/en/forum/memberlist.php?mode=viewprofile&amp;u=16605" text:style-name="Internet_20_link" text:visited-style-name="Visited_20_Internet_20_Link"><text:span text:style-name="T5">RoryOF</text:span></text:a></text:p><text:p text:style-name="P7">Moderator</text:p><text:p text:style-name="P7"> </text:p><text:p text:style-name="P6"><text:span text:style-name="Strong_20_Emphasis"><text:span text:style-name="T12">Posts:</text:span></text:span><text:span text:style-name="T6"> 22266</text:span></text:p><text:p text:style-name="P6"><text:span text:style-name="Strong_20_Emphasis"><text:span text:style-name="T12">Joined:</text:span></text:span><text:span text:style-name="T6"> Sat Jan 31, 2009 9:30 pm</text:span></text:p><text:p text:style-name="P8"><text:span text:style-name="Strong_20_Emphasis"><text:span text:style-name="T12">Location:</text:span></text:span><text:span text:style-name="T6"> Ireland</text:span></text:p></draw:text-box></draw:frame><draw:frame draw:style-name="fr3" draw:name="Frame10" text:anchor-type="paragraph" svg:width="0.1146in" draw:z-index="18"><draw:text-box fo:min-height="0.1146in"><text:p text:style-name="Text_20_body"><text:a xlink:type="simple" xlink:href="https://forum.openoffice.org/en/forum/viewtopic.php?f=15&amp;t=84624#wrap" text:style-name="Internet_20_link" text:visited-style-name="Visited_20_Internet_20_Link"><text:span text:style-name="T9">Top</text:span></text:a></text:p></draw:text-box></draw:frame></text:p>
      </text:section>
      <text:section text:style-name="Sect2" text:name="p393759">
        <text:p text:style-name="P5"><draw:frame draw:style-name="fr1" draw:name="Frame11" text:anchor-type="paragraph" svg:width="9.4689in" draw:z-index="19"><draw:text-box fo:min-height="0.0161in"><text:h text:style-name="P9" text:outline-level="3"><text:a xlink:type="simple" xlink:href="https://forum.openoffice.org/en/forum/viewtopic.php?f=15&amp;t=84624#p393759" text:style-name="Internet_20_link" text:visited-style-name="Visited_20_Internet_20_Link"><text:span text:style-name="T10">Re: New computer with windows 10</text:span></text:a></text:h><text:p text:style-name="P1"><text:span text:style-name="T8"><draw:a xlink:type="simple" xlink:href="https://forum.openoffice.org/en/forum/viewtopic.php?p=393759#p393759"><draw:frame draw:style-name="fr4" draw:name="graphics8" text:anchor-type="as-char" svg:width="0.1425in" svg:height="0.1217in" draw:z-index="20"><draw:image xlink:href="https://forum.openoffice.org/en/forum/styles/prosilver/imageset/icon_post_target.gif" xlink:type="simple" xlink:show="embed" xlink:actuate="onLoad"/><svg:title>Post</svg:title></draw:frame></draw:a></text:span><text:span text:style-name="T2">by </text:span><text:a xlink:type="simple" xlink:href="https://forum.openoffice.org/en/forum/memberlist.php?mode=viewprofile&amp;u=87295" text:style-name="Internet_20_link" text:visited-style-name="Visited_20_Internet_20_Link"><text:span text:style-name="Strong_20_Emphasis"><text:span text:style-name="T11">Lynn420</text:span></text:span></text:a><text:span text:style-name="T2"> » Sun Aug 14, 2016 10:42 pm</text:span></text:p><text:p text:style-name="P2">Thanks, just tried downloading and when finished a message comes up to say the file has been moved or deleted, therefore I assume the download has been unsuccessful and my computer must be blocking the download? What now?</text:p><text:section text:style-name="Sect1" text:name="sig393759"><text:p text:style-name="P4">OpenOffice 4.0.1 on windows xp</text:p></text:section></draw:text-box></draw:frame><draw:frame draw:style-name="fr2" draw:name="profile393759" text:anchor-type="paragraph" svg:width="2.7398in" draw:z-index="21"><draw:text-box fo:min-height="0.0161in"><text:p text:style-name="P10"><text:a xlink:type="simple" xlink:href="https://forum.openoffice.org/en/forum/memberlist.php?mode=viewprofile&amp;u=87295" text:style-name="Internet_20_link" text:visited-style-name="Visited_20_Internet_20_Link"><text:span text:style-name="T7">Lynn420</text:span></text:a></text:p><text:p text:style-name="P7"> </text:p><text:p text:style-name="P6"><text:span text:style-name="Strong_20_Emphasis"><text:span text:style-name="T12">Posts:</text:span></text:span><text:span text:style-name="T6"> 5</text:span></text:p><text:p text:style-name="P8"><text:span text:style-name="Strong_20_Emphasis"><text:span text:style-name="T12">Joined:</text:span></text:span><text:span text:style-name="T6"> Sun Aug 14, 2016 9:04 pm</text:span></text:p></draw:text-box></draw:frame><draw:frame draw:style-name="fr3" draw:name="Frame12" text:anchor-type="paragraph" svg:width="0.1146in" draw:z-index="22"><draw:text-box fo:min-height="0.1146in"><text:p text:style-name="Text_20_body"><text:a xlink:type="simple" xlink:href="https://forum.openoffice.org/en/forum/viewtopic.php?f=15&amp;t=84624#wrap" text:style-name="Internet_20_link" text:visited-style-name="Visited_20_Internet_20_Link"><text:span text:style-name="T9">Top</text:span></text:a></text:p></draw:text-box></draw:frame></text:p>
      </text:section>
      <text:section text:style-name="Sect3" text:name="p393761">
        <text:p text:style-name="P5"><draw:frame draw:style-name="fr1" draw:name="Frame13" text:anchor-type="paragraph" svg:width="9.4689in" draw:z-index="23"><draw:text-box fo:min-height="0.0161in"><text:h text:style-name="P9" text:outline-level="3"><text:a xlink:type="simple" xlink:href="https://forum.openoffice.org/en/forum/viewtopic.php?f=15&amp;t=84624#p393761" text:style-name="Internet_20_link" text:visited-style-name="Visited_20_Internet_20_Link"><text:span text:style-name="T10">Re: New computer with windows 10</text:span></text:a></text:h><text:p text:style-name="P1"><text:span text:style-name="T8"><draw:a xlink:type="simple" xlink:href="https://forum.openoffice.org/en/forum/viewtopic.php?p=393761#p393761"><draw:frame draw:style-name="fr4" draw:name="graphics9" text:anchor-type="as-char" svg:width="0.1425in" svg:height="0.1217in" draw:z-index="24"><draw:image xlink:href="https://forum.openoffice.org/en/forum/styles/prosilver/imageset/icon_post_target.gif" xlink:type="simple" xlink:show="embed" xlink:actuate="onLoad"/><svg:title>Post</svg:title></draw:frame></draw:a></text:span><text:span text:style-name="T2">by </text:span><text:a xlink:type="simple" xlink:href="https://forum.openoffice.org/en/forum/memberlist.php?mode=viewprofile&amp;u=231" text:style-name="Internet_20_link" text:visited-style-name="Visited_20_Internet_20_Link"><text:span text:style-name="Strong_20_Emphasis"><text:span text:style-name="T11">Bill</text:span></text:span></text:a><text:span text:style-name="T2"> » Sun Aug 14, 2016 11:03 pm</text:span></text:p><text:p text:style-name="P2">Did the message appear after you tried to run the downloaded file? I don't know why such a message would appear during the download process. Please post a screen shot of the message.</text:p><text:section text:style-name="Sect1" text:name="sig393761"><text:p text:style-name="P4">AOO 4.1.2 on 64-bit Ubuntu 16.04 LTS &amp; 64-bit Windows 10</text:p></text:section></draw:text-box></draw:frame><draw:frame draw:style-name="fr2" draw:name="profile393761" text:anchor-type="paragraph" svg:width="2.7398in" draw:z-index="25"><draw:text-box fo:min-height="0.0161in"><text:p text:style-name="P10"><text:a xlink:type="simple" xlink:href="https://forum.openoffice.org/en/forum/memberlist.php?mode=viewprofile&amp;u=231" text:style-name="Internet_20_link" text:visited-style-name="Visited_20_Internet_20_Link"><text:span text:style-name="T7">Bill</text:span></text:a></text:p><text:p text:style-name="P7"> </text:p><text:p text:style-name="P6"><text:span text:style-name="Strong_20_Emphasis"><text:span text:style-name="T12">Posts:</text:span></text:span><text:span text:style-name="T6"> 5755</text:span></text:p><text:p text:style-name="P8"><text:span text:style-name="Strong_20_Emphasis"><text:span text:style-name="T12">Joined:</text:span></text:span><text:span text:style-name="T6"> Sat Nov 24, 2007 6:48 am</text:span></text:p></draw:text-box></draw:frame><draw:frame draw:style-name="fr3" draw:name="Frame14" text:anchor-type="paragraph" svg:width="0.1146in" draw:z-index="26"><draw:text-box fo:min-height="0.1146in"><text:p text:style-name="Text_20_body"><text:a xlink:type="simple" xlink:href="https://forum.openoffice.org/en/forum/viewtopic.php?f=15&amp;t=84624#wrap" text:style-name="Internet_20_link" text:visited-style-name="Visited_20_Internet_20_Link"><text:span text:style-name="T9">Top</text:span></text:a></text:p></draw:text-box></draw:frame></text:p>
      </text:section>
      <text:section text:style-name="Sect2" text:name="p393835">
        <text:p text:style-name="P5"><draw:frame draw:style-name="fr1" draw:name="Frame15" text:anchor-type="paragraph" svg:width="9.4689in" draw:z-index="27"><draw:text-box fo:min-height="0.0161in"><text:h text:style-name="P9" text:outline-level="3"><text:a xlink:type="simple" xlink:href="https://forum.openoffice.org/en/forum/viewtopic.php?f=15&amp;t=84624#p393835" text:style-name="Internet_20_link" text:visited-style-name="Visited_20_Internet_20_Link"><text:span text:style-name="T10">Re: New computer with windows 10</text:span></text:a></text:h><text:p text:style-name="P1"><text:span text:style-name="T8"><draw:a xlink:type="simple" xlink:href="https://forum.openoffice.org/en/forum/viewtopic.php?p=393835#p393835"><draw:frame draw:style-name="fr4" draw:name="graphics10" text:anchor-type="as-char" svg:width="0.1425in" svg:height="0.1217in" draw:z-index="28"><draw:image xlink:href="https://forum.openoffice.org/en/forum/styles/prosilver/imageset/icon_post_target.gif" xlink:type="simple" xlink:show="embed" xlink:actuate="onLoad"/><svg:title>Post</svg:title></draw:frame></draw:a></text:span><text:span text:style-name="T2">by </text:span><text:a xlink:type="simple" xlink:href="https://forum.openoffice.org/en/forum/memberlist.php?mode=viewprofile&amp;u=87295" text:style-name="Internet_20_link" text:visited-style-name="Visited_20_Internet_20_Link"><text:span text:style-name="Strong_20_Emphasis"><text:span text:style-name="T11">Lynn420</text:span></text:span></text:a><text:span text:style-name="T2"> » Mon Aug 15, 2016 10:33 pm</text:span></text:p><text:p text:style-name="P2">Thanks all, I am now sorted with OpenOffice <draw:frame draw:style-name="fr4" draw:name="graphics11" text:anchor-type="as-char" svg:width="0.7862in" svg:height="0.3929in" draw:z-index="29"><draw:image xlink:href="https://forum.openoffice.org/en/forum/images/smilies/icon_biggrin.gif" xlink:type="simple" xlink:show="embed" xlink:actuate="onLoad"/><svg:title>:D</svg:title></draw:frame></text:p><text:section text:style-name="Sect1" text:name="sig393835"><text:p text:style-name="P4">OpenOffice 4.0.1 on windows xp</text:p></text:section></draw:text-box></draw:frame><draw:frame draw:style-name="fr2" draw:name="profile393835" text:anchor-type="paragraph" svg:width="2.7398in" draw:z-index="30"><draw:text-box fo:min-height="0.0161in"><text:p text:style-name="P10"><text:a xlink:type="simple" xlink:href="https://forum.openoffice.org/en/forum/memberlist.php?mode=viewprofile&amp;u=87295" text:style-name="Internet_20_link" text:visited-style-name="Visited_20_Internet_20_Link"><text:span text:style-name="T7">Lynn420</text:span></text:a></text:p><text:p text:style-name="P7"> </text:p><text:p text:style-name="P6"><text:span text:style-name="Strong_20_Emphasis"><text:span text:style-name="T12">Posts:</text:span></text:span><text:span text:style-name="T6"> 5</text:span></text:p><text:p text:style-name="P8"><text:span text:style-name="Strong_20_Emphasis"><text:span text:style-name="T12">Joined:</text:span></text:span><text:span text:style-name="T6"> Sun Aug 14, 2016 9:04 pm</text:span></text:p></draw:text-box></draw:frame><draw:frame draw:style-name="fr3" draw:name="Frame16" text:anchor-type="paragraph" svg:width="0.1146in" draw:z-index="31"><draw:text-box fo:min-height="0.1146in"><text:p text:style-name="Text_20_body"><text:a xlink:type="simple" xlink:href="https://forum.openoffice.org/en/forum/viewtopic.php?f=15&amp;t=84624#wrap" text:style-name="Internet_20_link" text:visited-style-name="Visited_20_Internet_20_Link"><text:span text:style-name="T9">Top</text:span></text:a></text:p></draw:text-box></draw:frame><text:soft-page-break/></text:p>
      </text:section>
      <text:p text:style-name="Standard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Grande" svg:font-family="'Lucida Grande', 'Trebuchet MS', Verdana, Helvetica, Arial, sans-serif"/>
    <style:font-face style:name="Lucida Grande1" svg:font-family="'Lucida Grande', Verdana, Helvetica, Arial, sans-serif"/>
    <style:font-face style:name="Mangal1" svg:font-family="Mangal"/>
    <style:font-face style:name="Trebuchet MS" svg:font-family="'Trebuchet MS', Verdana, Helvetica, Arial, sans-serif"/>
    <style:font-face style:name="Verdana" svg:font-family="Verdana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9T15:07:06.45</meta:creation-date>
    <meta:document-statistic meta:table-count="0" meta:image-count="11" meta:object-count="0" meta:page-count="2" meta:paragraph-count="76" meta:word-count="468" meta:character-count="2477"/>
    <dc:date>2016-10-09T15:07:45.04</dc:date>
    <dc:creator>James Lombardi</dc:creator>
    <meta:editing-duration>PT40S</meta:editing-duration>
    <meta:editing-cycles>1</meta:editing-cycles>
    <meta:generator>OpenOffice/4.1.0$Win32 OpenOffice.org_project/410m18$Build-9764</meta:generator>
  </office:meta>
</office:document-meta>
</file>